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3d2eb" officeooo:paragraph-rsid="0013d2eb"/>
    </style:style>
    <style:style style:name="P2" style:family="paragraph" style:parent-style-name="Standard" style:list-style-name="L1">
      <style:text-properties officeooo:rsid="0013d2eb" officeooo:paragraph-rsid="0013d2eb"/>
    </style:style>
    <style:style style:name="P3" style:family="paragraph" style:parent-style-name="Standard" style:list-style-name="L1">
      <style:text-properties officeooo:rsid="00152318" officeooo:paragraph-rsid="00152318"/>
    </style:style>
    <style:style style:name="P4" style:family="paragraph" style:parent-style-name="Standard" style:list-style-name="L1">
      <style:text-properties officeooo:rsid="00153d2e" officeooo:paragraph-rsid="00153d2e"/>
    </style:style>
    <style:style style:name="P5" style:family="paragraph" style:parent-style-name="Standard" style:list-style-name="L1">
      <style:text-properties officeooo:rsid="00162282" officeooo:paragraph-rsid="00162282"/>
    </style:style>
    <style:style style:name="P6" style:family="paragraph" style:parent-style-name="Standard" style:list-style-name="L1">
      <style:text-properties officeooo:rsid="0017fadd" officeooo:paragraph-rsid="0017fadd"/>
    </style:style>
    <style:style style:name="P7" style:family="paragraph" style:parent-style-name="Standard" style:list-style-name="L1">
      <style:text-properties officeooo:rsid="0018d537" officeooo:paragraph-rsid="0018d537"/>
    </style:style>
    <style:style style:name="P8" style:family="paragraph" style:parent-style-name="Standard" style:list-style-name="L1">
      <style:text-properties officeooo:rsid="00195ae8" officeooo:paragraph-rsid="00195ae8"/>
    </style:style>
    <style:style style:name="P9" style:family="paragraph" style:parent-style-name="Standard" style:list-style-name="L1">
      <style:text-properties officeooo:rsid="001aa0cb" officeooo:paragraph-rsid="001aa0cb"/>
    </style:style>
    <style:style style:name="P10" style:family="paragraph" style:parent-style-name="Standard" style:list-style-name="L1">
      <style:text-properties officeooo:rsid="001b4936" officeooo:paragraph-rsid="001b4936"/>
    </style:style>
    <style:style style:name="P11" style:family="paragraph" style:parent-style-name="Standard" style:list-style-name="L1">
      <style:text-properties officeooo:rsid="001c9005" officeooo:paragraph-rsid="001c9005"/>
    </style:style>
    <style:style style:name="P12" style:family="paragraph" style:parent-style-name="Standard" style:list-style-name="L1">
      <style:text-properties officeooo:rsid="001d5fc9" officeooo:paragraph-rsid="001d5fc9"/>
    </style:style>
    <style:style style:name="P13" style:family="paragraph" style:parent-style-name="Standard" style:list-style-name="L1">
      <style:text-properties officeooo:rsid="001db404" officeooo:paragraph-rsid="001db404"/>
    </style:style>
    <style:style style:name="P14" style:family="paragraph" style:parent-style-name="Standard" style:list-style-name="L1">
      <style:text-properties officeooo:rsid="001e9c8d" officeooo:paragraph-rsid="001e9c8d"/>
    </style:style>
    <style:style style:name="P15" style:family="paragraph" style:parent-style-name="Standard" style:list-style-name="L1">
      <style:text-properties officeooo:rsid="001f718d" officeooo:paragraph-rsid="001f718d"/>
    </style:style>
    <style:style style:name="P16" style:family="paragraph" style:parent-style-name="Standard" style:list-style-name="L1">
      <style:text-properties officeooo:rsid="00213849" officeooo:paragraph-rsid="00213849"/>
    </style:style>
    <style:style style:name="P17" style:family="paragraph" style:parent-style-name="Standard">
      <style:text-properties officeooo:rsid="0024170b" officeooo:paragraph-rsid="0024170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53d2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26<text:span text:style-name="T1">th</text:span><text:span text:style-name="T2">, 2023</text:span></text:p>
      <text:p text:style-name="P1"><text:span text:style-name="T2">Kitkat Dambeck</text:span></text:p>
      <text:p text:style-name="P1"><text:span text:style-name="T2">4D Fundamentals</text:span></text:p>
      <text:p text:style-name="P17">History of Photomontage </text:p>
      <text:p text:style-name="P1"/>
      <text:list xml:id="list128066712" text:style-name="L1">
        <text:list-item>
          <text:p text:style-name="P2">Ana Mendieta.</text:p>
          <text:list>
            <text:list-item>
              <text:p text:style-name="P2">Cuban American Feminist artist. </text:p>
            </text:list-item>
            <text:list-item>
              <text:p text:style-name="P2">Iowa university graduate.</text:p>
            </text:list-item>
            <text:list-item>
              <text:p text:style-name="P2">Body and land art.</text:p>
            </text:list-item>
            <text:list-item>
              <text:p text:style-name="P2">About the female form, and violence against it. </text:p>
            </text:list-item>
            <text:list-item>
              <text:p text:style-name="P2">Silueta Series.</text:p>
              <text:list>
                <text:list-item>
                  <text:p text:style-name="P2">Series of land and body art.</text:p>
                </text:list-item>
                <text:list-item>
                  <text:p text:style-name="P2">Pictures of naked women covered in plants.</text:p>
                </text:list-item>
                <text:list-item>
                  <text:p text:style-name="P2">Earth sculpted into female forms. </text:p>
                </text:list-item>
                <text:list-item>
                  <text:p text:style-name="P2">Documented with color photo. </text:p>
                </text:list-item>
                <text:list-item>
                  <text:p text:style-name="P2">Land at is now eroded. </text:p>
                </text:list-item>
              </text:list>
            </text:list-item>
            <text:list-item>
              <text:p text:style-name="P2">Untitled (Facial Cosmetic Variations). 1972.</text:p>
              <text:list>
                <text:list-item>
                  <text:p text:style-name="P2">Earliest of their body art.</text:p>
                </text:list-item>
                <text:list-item>
                  <text:p text:style-name="P2">Four photos of them, with different make up and wigs, altering their aperient gender and race. </text:p>
                </text:list-item>
              </text:list>
            </text:list-item>
          </text:list>
        </text:list-item>
        <text:list-item>
          <text:p text:style-name="P3">Azram Zaatari.</text:p>
          <text:list>
            <text:list-item>
              <text:p text:style-name="P3">Lebanese artist, photographer and filmmaker. </text:p>
            </text:list-item>
            <text:list-item>
              <text:p text:style-name="P3">Makes art about memory.</text:p>
            </text:list-item>
            <text:list-item>
              <text:p text:style-name="P3">Makes are about questioning homosexuality with in <text:span text:style-name="T3">A</text:span>rab culture. </text:p>
            </text:list-item>
            <text:list-item>
              <text:p text:style-name="P4">Kind of like a documentary style. Lots of recontextualizing found objects. </text:p>
            </text:list-item>
            <text:list-item>
              <text:p text:style-name="P3">Co-founded Arab Image Foundation.</text:p>
            </text:list-item>
            <text:list-item>
              <text:p text:style-name="P3">Objects of study/The archive of Zaatari.</text:p>
              <text:list>
                <text:list-item>
                  <text:p text:style-name="P3">Collection of black and white photo.</text:p>
                </text:list-item>
                <text:list-item>
                  <text:p text:style-name="P3">Photos taken by another artist from the same home town as Zaatari.</text:p>
                </text:list-item>
                <text:list-item>
                  <text:p text:style-name="P3">Puts these home photos in a gallery setting.</text:p>
                </text:list-item>
                <text:list-item>
                  <text:p text:style-name="P3">Commentary of on the nature of authorship.</text:p>
                  <text:list>
                    <text:list-item>
                      <text:p text:style-name="P3">How can photos be recontextualized?</text:p>
                    </text:list-item>
                    <text:list-item>
                      <text:p text:style-name="P3">Each has two dates and authors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Lillian Schwartz.</text:p>
          <text:list>
            <text:list-item>
              <text:p text:style-name="P5">Lived through great depression.</text:p>
            </text:list-item>
            <text:list-item>
              <text:p text:style-name="P5">Made art with whatever she could. </text:p>
            </text:list-item>
            <text:list-item>
              <text:p text:style-name="P5">Paralyzed due to polio. </text:p>
              <text:list>
                <text:list-item>
                  <text:p text:style-name="P5">Lead to further studies in art.</text:p>
                </text:list-item>
              </text:list>
            </text:list-item>
            <text:list-item>
              <text:p text:style-name="P5">Started career in 60s.</text:p>
            </text:list-item>
            <text:list-item>
              <text:p text:style-name="P5">Made all types of art. </text:p>
            </text:list-item>
            <text:list-item>
              <text:p text:style-name="P5">Known for digital animations. </text:p>
            </text:list-item>
            <text:list-item>
              <text:p text:style-name="P5">Proxima Centauri. 1968.</text:p>
              <text:list>
                <text:list-item>
                  <text:p text:style-name="P5">Kinetic sculpture which drew exposure. </text:p>
                </text:list-item>
              </text:list>
            </text:list-item>
            <text:list-item>
              <text:p text:style-name="P5">Pioneered several digital techniques.</text:p>
            </text:list-item>
            <text:list-item>
              <text:p text:style-name="P5">Olympiad. 1971.</text:p>
              <text:list>
                <text:list-item>
                  <text:p text:style-name="P5">Charming old animation. </text:p>
                </text:list-item>
                <text:list-item>
                  <text:p text:style-name="P5">Gitchy old computer graphics. </text:p>
                </text:list-item>
                <text:list-item>
                  <text:p text:style-name="P5">Slowly animates a flashing psychedelic colored runner. </text:p>
                </text:list-item>
                <text:list-item>
                  <text:p text:style-name="P5">Set to slowly increasing pulse chip tune. </text:p>
                </text:list-item>
                <text:list-item>
                  <text:p text:style-name="P5"><text:soft-page-break/>Strobe lights. </text:p>
                </text:list-item>
              </text:list>
            </text:list-item>
          </text:list>
        </text:list-item>
        <text:list-item>
          <text:p text:style-name="P6">Laurie Anderson.</text:p>
          <text:list>
            <text:list-item>
              <text:p text:style-name="P6">Multimedia performance artist.</text:p>
            </text:list-item>
            <text:list-item>
              <text:p text:style-name="P6">Makes art about communication and technology in America. </text:p>
            </text:list-item>
            <text:list-item>
              <text:p text:style-name="P6">A symphony played on automobile horns. </text:p>
            </text:list-item>
            <text:list-item>
              <text:p text:style-name="P6">Big Science.</text:p>
              <text:list>
                <text:list-item>
                  <text:p text:style-name="P6">Album.</text:p>
                </text:list-item>
                <text:list-item>
                  <text:p text:style-name="P6">Blend of spoken word and electronic music. </text:p>
                </text:list-item>
                <text:list-item>
                  <text:p text:style-name="P6">About technology and communication.</text:p>
                </text:list-item>
              </text:list>
            </text:list-item>
            <text:list-item>
              <text:p text:style-name="P6">Home of the brave.</text:p>
              <text:list>
                <text:list-item>
                  <text:p text:style-name="P6">Played on a tape bow violin.</text:p>
                </text:list-item>
              </text:list>
            </text:list-item>
            <text:list-item>
              <text:p text:style-name="P6">O Superman.</text:p>
              <text:list>
                <text:list-item>
                  <text:p text:style-name="P6">Song.</text:p>
                </text:list-item>
                <text:list-item>
                  <text:p text:style-name="P6">Released as a single, later released in big science. </text:p>
                </text:list-item>
                <text:list-item>
                  <text:p text:style-name="P6">Surprise hit in the UK.</text:p>
                </text:list-item>
                <text:list-item>
                  <text:p text:style-name="P6">Music video involves performance. </text:p>
                </text:list-item>
                <text:list-item>
                  <text:p text:style-name="P6">Vocoder!!</text:p>
                </text:list-item>
                <text:list-item>
                  <text:p text:style-name="P6">I think I’ve heard this song before. </text:p>
                </text:list-item>
                <text:list-item>
                  <text:p text:style-name="P6">Features a mother calling their child, and leaving a message on their answering machine.</text:p>
                </text:list-item>
              </text:list>
            </text:list-item>
          </text:list>
        </text:list-item>
        <text:list-item>
          <text:p text:style-name="P6">General Idea.</text:p>
          <text:list>
            <text:list-item>
              <text:p text:style-name="P6">Trio of Jorge Zontel, AA Bronson, and Felix Partz.</text:p>
            </text:list-item>
            <text:list-item>
              <text:p text:style-name="P6">Between 1969 and 19__? undertook a constant performance. </text:p>
            </text:list-item>
            <text:list-item>
              <text:p text:style-name="P6">Exploit common images and mass media. </text:p>
            </text:list-item>
            <text:list-item>
              <text:p text:style-name="P7">Lots of parody.</text:p>
            </text:list-item>
            <text:list-item>
              <text:p text:style-name="P7">File.</text:p>
              <text:list>
                <text:list-item>
                  <text:p text:style-name="P7">A parody of life magazine. </text:p>
                </text:list-item>
                <text:list-item>
                  <text:p text:style-name="P7">Response to American mythology.</text:p>
                </text:list-item>
              </text:list>
            </text:list-item>
            <text:list-item>
              <text:p text:style-name="P7">A poster in the style of got milk, where the blue eyed, blond haired person has a Hitler milk mustache. </text:p>
            </text:list-item>
            <text:list-item>
              <text:p text:style-name="P7">Queer discordance and discussion of HIV.</text:p>
            </text:list-item>
            <text:list-item>
              <text:p text:style-name="P7">Playful, weird, kooky, and silly tone. </text:p>
            </text:list-item>
          </text:list>
        </text:list-item>
        <text:list-item>
          <text:p text:style-name="P7">Nalini Malani.</text:p>
          <text:list>
            <text:list-item>
              <text:p text:style-name="P7">Pakistani artist. </text:p>
              <text:list>
                <text:list-item>
                  <text:p text:style-name="P7">Video, theater, installation, mixed media painting. </text:p>
                </text:list-item>
              </text:list>
            </text:list-item>
            <text:list-item>
              <text:p text:style-name="P7">When India was partitioned, they moved around several times. </text:p>
              <text:list>
                <text:list-item>
                  <text:p text:style-name="P7">Displaced for religious reasons. </text:p>
                </text:list-item>
              </text:list>
            </text:list-item>
            <text:list-item>
              <text:p text:style-name="P7">Studied fine arts in Mumbi. </text:p>
            </text:list-item>
            <text:list-item>
              <text:p text:style-name="P7">Themes about the refugee experience, religious conflict, nationalism and sexism in india.</text:p>
            </text:list-item>
            <text:list-item>
              <text:p text:style-name="P7">References to Greek and Hindu mythology.</text:p>
            </text:list-item>
          </text:list>
        </text:list-item>
        <text:list-item>
          <text:p text:style-name="P8">American Artist.</text:p>
          <text:list>
            <text:list-item>
              <text:p text:style-name="P8">My Blue Window. </text:p>
            </text:list-item>
            <text:list-item>
              <text:p text:style-name="P8">About police violence.</text:p>
            </text:list-item>
            <text:list-item>
              <text:p text:style-name="P8">Bleachers seated to watch a film.</text:p>
            </text:list-item>
            <text:list-item>
              <text:p text:style-name="P8">Police cruiser dash cam, with sci-fi graphics showing “crime hot spots”</text:p>
            </text:list-item>
          </text:list>
        </text:list-item>
        <text:list-item>
          <text:p text:style-name="P9">How do images hold power?</text:p>
          <text:list>
            <text:list-item>
              <text:p text:style-name="P9">Media products can never reproduce the true meaning.</text:p>
            </text:list-item>
            <text:list-item>
              <text:p text:style-name="P9">Walter Benjamin.</text:p>
              <text:list>
                <text:list-item>
                  <text:p text:style-name="P9">German Jewish Philosopher. </text:p>
                </text:list-item>
                <text:list-item>
                  <text:p text:style-name="P9">Talks about the transition of art into mass media.</text:p>
                  <text:list>
                    <text:list-item>
                      <text:p text:style-name="P9"><text:soft-page-break/>A single oil painting vs lithograph prints.</text:p>
                    </text:list-item>
                    <text:list-item>
                      <text:p text:style-name="P9">Mechanical reproduction.</text:p>
                    </text:list-item>
                    <text:list-item>
                      <text:p text:style-name="P9">Deprives a work of “aura” because it can be in many places at onc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John Berber.</text:p>
          <text:list>
            <text:list-item>
              <text:p text:style-name="P10">Ways of seeing.</text:p>
              <text:list>
                <text:list-item>
                  <text:p text:style-name="P10">Five episode TV show.</text:p>
                </text:list-item>
                <text:list-item>
                  <text:p text:style-name="P10">Commentary on mass media.</text:p>
                </text:list-item>
                <text:list-item>
                  <text:p text:style-name="P10">What is gained and lost by mass production?</text:p>
                </text:list-item>
                <text:list-item>
                  <text:p text:style-name="P11">How can film manipulate painting. </text:p>
                </text:list-item>
                <text:list-item>
                  <text:p text:style-name="P10">Gain.</text:p>
                  <text:list>
                    <text:list-item>
                      <text:p text:style-name="P10">Mass audience. </text:p>
                    </text:list-item>
                    <text:list-item>
                      <text:p text:style-name="P12">Images can be used as words. </text:p>
                    </text:list-item>
                  </text:list>
                </text:list-item>
                <text:list-item>
                  <text:p text:style-name="P10">Loss.</text:p>
                  <text:list>
                    <text:list-item>
                      <text:p text:style-name="P10">Control of original context.</text:p>
                    </text:list-item>
                    <text:list-item>
                      <text:p text:style-name="P10">Stillness. </text:p>
                    </text:list-item>
                    <text:list-item>
                      <text:p text:style-name="P10">Loss of resolution. </text:p>
                      <text:list>
                        <text:list-item>
                          <text:p text:style-name="P10">Zooming in crops out details, manipulating the message of the painting. Painting is also stretched across time.</text:p>
                        </text:list-item>
                        <text:list-item>
                          <text:p text:style-name="P10">Paintings are like comics, juxtaposed in space. <text:s/></text:p>
                        </text:list-item>
                      </text:list>
                    </text:list-item>
                    <text:list-item>
                      <text:p text:style-name="P11">Dominion over the gallery wall.</text:p>
                    </text:list-item>
                  </text:list>
                </text:list-item>
                <text:list-item>
                  <text:p text:style-name="P10">Mixxed.</text:p>
                  <text:list>
                    <text:list-item>
                      <text:p text:style-name="P10">Can be remixed and recontextualized. </text:p>
                    </text:list-item>
                    <text:list-item>
                      <text:p text:style-name="P10">Vulnerable to music and speech recontextualizing the painting. </text:p>
                    </text:list-item>
                  </text:list>
                </text:list-item>
                <text:list-item>
                  <text:p text:style-name="P12">Modern reproductions as well.</text:p>
                </text:list-item>
              </text:list>
            </text:list-item>
          </text:list>
        </text:list-item>
        <text:list-item>
          <text:p text:style-name="P13">History of photo montage.</text:p>
          <text:list>
            <text:list-item>
              <text:p text:style-name="P13">Developed by dadaists. </text:p>
              <text:list>
                <text:list-item>
                  <text:p text:style-name="P13">Critique of WW1.</text:p>
                </text:list-item>
                <text:list-item>
                  <text:p text:style-name="P13">Reurposes available magazines and newspapers. </text:p>
                </text:list-item>
              </text:list>
            </text:list-item>
            <text:list-item>
              <text:p text:style-name="P13">Adopted by surrealists.</text:p>
              <text:list>
                <text:list-item>
                  <text:p text:style-name="P13">Elaborated Freudian psychoanalysis.</text:p>
                </text:list-item>
                <text:list-item>
                  <text:p text:style-name="P13">Makes use of exquisite corpse. </text:p>
                </text:list-item>
              </text:list>
            </text:list-item>
            <text:list-item>
              <text:p text:style-name="P14">Later used in Russia and Germany in a similar critique done by the dadaists. </text:p>
            </text:list-item>
            <text:list-item>
              <text:p text:style-name="P14">Politically motivated artists.</text:p>
              <text:list>
                <text:list-item>
                  <text:p text:style-name="P14">Dada, pop art, neo-dada, etc.</text:p>
                </text:list-item>
              </text:list>
            </text:list-item>
            <text:list-item>
              <text:p text:style-name="P14">Martha Rosler.</text:p>
              <text:list>
                <text:list-item>
                  <text:p text:style-name="P14">Bringing the war back home. </text:p>
                  <text:list>
                    <text:list-item>
                      <text:p text:style-name="P14">A advertisement woman vacuums their curtains. Outside soldiers fight in Vietnam. </text:p>
                    </text:list-item>
                  </text:list>
                </text:list-item>
                <text:list-item>
                  <text:p text:style-name="P14">Balloons.</text:p>
                  <text:list>
                    <text:list-item>
                      <text:p text:style-name="P14">A Vietnamese man holding a kid in a magazine house.</text:p>
                    </text:list-item>
                  </text:list>
                </text:list-item>
              </text:list>
            </text:list-item>
            <text:list-item>
              <text:p text:style-name="P14">Jeff Wall.</text:p>
              <text:list>
                <text:list-item>
                  <text:p text:style-name="P14">A sudden gust of wind.</text:p>
                  <text:list>
                    <text:list-item>
                      <text:p text:style-name="P14">Modeled off a Japanese painting, Yejiri Station. </text:p>
                      <text:list>
                        <text:list-item>
                          <text:p text:style-name="P14">Highly distributed image in the 1920s.</text:p>
                        </text:list-item>
                      </text:list>
                    </text:list-item>
                    <text:list-item>
                      <text:p text:style-name="P14">Contemporary twists, imagined as a photograph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The Death the Author. 1967.</text:p>
          <text:list>
            <text:list-item>
              <text:p text:style-name="P14">Most modern essay. </text:p>
            </text:list-item>
            <text:list-item>
              <text:p text:style-name="P14">Post structuralist. </text:p>
            </text:list-item>
            <text:list-item>
              <text:p text:style-name="P14">“We cannot know with any certainty who is speaking or writing.”</text:p>
            </text:list-item>
            <text:list-item>
              <text:p text:style-name="P14">Author is a modern, not universal concept.</text:p>
              <text:list>
                <text:list-item>
                  <text:p text:style-name="P14"><text:soft-page-break/>Trace backed to the Renaissance with the development of the idea of the individual. </text:p>
                </text:list-item>
              </text:list>
            </text:list-item>
          </text:list>
        </text:list-item>
        <text:list-item>
          <text:p text:style-name="P14">Appropriation as an art practice.</text:p>
          <text:list>
            <text:list-item>
              <text:p text:style-name="P14">Photomontage.</text:p>
            </text:list-item>
            <text:list-item>
              <text:p text:style-name="P14">Recontextualize other art.</text:p>
            </text:list-item>
            <text:list-item>
              <text:p text:style-name="P14">Reveal the constructed nature of images. </text:p>
            </text:list-item>
            <text:list-item>
              <text:p text:style-name="P14">Postmodernism.</text:p>
            </text:list-item>
            <text:list-item>
              <text:p text:style-name="P14">Duchamp’s Fountain.</text:p>
            </text:list-item>
            <text:list-item>
              <text:p text:style-name="P15">Dali’s Lobster Telephone. </text:p>
            </text:list-item>
            <text:list-item>
              <text:p text:style-name="P15">Sherrie Levine.</text:p>
              <text:list>
                <text:list-item>
                  <text:p text:style-name="P15">Photocopied a Walker Evans photo.</text:p>
                  <text:list>
                    <text:list-item>
                      <text:p text:style-name="P15">Evens was paid by the department of agriculture to photograph the Midwest during the great depression. </text:p>
                    </text:list-item>
                    <text:list-item>
                      <text:p text:style-name="P15">Picture of a Alabaman woman.</text:p>
                    </text:list-item>
                  </text:list>
                </text:list-item>
                <text:list-item>
                  <text:p text:style-name="P15">The work is just that photo, but xeroxed.</text:p>
                </text:list-item>
                <text:list-item>
                  <text:p text:style-name="P15">Feminist hijacking of authorship.</text:p>
                </text:list-item>
              </text:list>
            </text:list-item>
            <text:list-item>
              <text:p text:style-name="P16">Barbara Kruger.</text:p>
              <text:list>
                <text:list-item>
                  <text:p text:style-name="P16">Your body is a battleground.</text:p>
                  <text:list>
                    <text:list-item>
                      <text:p text:style-name="P16">Advertisement visual language to express feminist messaging. </text:p>
                    </text:list-item>
                  </text:list>
                </text:list-item>
              </text:list>
            </text:list-item>
            <text:list-item>
              <text:p text:style-name="P16">Laurie Simmons.</text:p>
              <text:list>
                <text:list-item>
                  <text:p text:style-name="P16">Band.</text:p>
                  <text:list>
                    <text:list-item>
                      <text:p text:style-name="P16">Parody of a Beetles photo.</text:p>
                    </text:list-item>
                    <text:list-item>
                      <text:p text:style-name="P16">They look like puppets. </text:p>
                    </text:list-item>
                    <text:list-item>
                      <text:p text:style-name="P16">Uncanny valley. </text:p>
                    </text:list-item>
                  </text:list>
                </text:list-item>
              </text:list>
            </text:list-item>
            <text:list-item>
              <text:p text:style-name="P16">Cindy Sherman.</text:p>
              <text:list>
                <text:list-item>
                  <text:p text:style-name="P16">Untitled #205.</text:p>
                  <text:list>
                    <text:list-item>
                      <text:p text:style-name="P16">Parody of Raphael, La Fornarina. </text:p>
                    </text:list-item>
                    <text:list-item>
                      <text:p text:style-name="P16">Cindy poses as the model for renascence painting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4:02:54.182762382</meta:creation-date>
    <dc:date>2023-01-26T15:43:00.224178007</dc:date>
    <meta:editing-duration>PT34M4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4" meta:paragraph-count="169" meta:word-count="1027" meta:character-count="5933" meta:non-whitespace-character-count="5174"/>
  </office:meta>
</office:document-meta>
</file>